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5mm"/>
    </style:style>
    <style:style style:name="co2" style:family="table-column">
      <style:table-column-properties fo:break-before="auto" style:column-width="28.54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16.2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color="#000000" style:text-underline-style="none"/>
    </style:style>
    <style:style style:name="ce2" style:family="table-cell" style:parent-style-name="Default" style:data-style-name="N10121"/>
    <style:style style:name="ce3" style:family="table-cell" style:parent-style-name="Default" style:data-style-name="N10121">
      <style:table-cell-properties fo:background-color="#cccccc" fo:border="0.06pt solid #000000"/>
      <style:text-properties fo:color="#000000" style:text-underline-style="none"/>
    </style:style>
    <style:style style:name="ce4" style:family="table-cell" style:parent-style-name="Default">
      <style:table-cell-properties fo:background-color="#cccccc"/>
      <style:text-properties fo:color="#000000" style:text-underline-style="solid" style:text-underline-width="auto" style:text-underline-color="font-color"/>
    </style:style>
    <style:style style:name="ce5" style:family="table-cell" style:parent-style-name="Default" style:data-style-name="N100">
      <style:table-cell-properties fo:background-color="#cccccc"/>
      <style:text-properties fo:color="#000000" style:text-underline-style="solid" style:text-underline-width="auto" style:text-underline-color="font-color"/>
    </style:style>
    <style:style style:name="ce1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number-columns-repeated="1017" table:default-cell-style-name="Default"/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QP</text:p>
          </table:table-cell>
          <table:table-cell office:value-type="string" calcext:value-type="string">
            <text:p>Tempo(s)</text:p>
          </table:table-cell>
          <table:table-cell office:value-type="string" calcext:value-type="string">
            <text:p>Y-PSNR</text:p>
          </table:table-cell>
          <table:table-cell office:value-type="string" calcext:value-type="string">
            <text:p>bytes writen</text:p>
          </table:table-cell>
          <table:table-cell office:value-type="string" calcext:value-type="string">
            <text:p>kb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QTerra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027.152</text:p>
          </table:table-cell>
          <table:table-cell office:value-type="float" office:value="36.9412" calcext:value-type="float">
            <text:p>36.9412</text:p>
          </table:table-cell>
          <table:table-cell office:value-type="string" calcext:value-type="string">
            <text:p>45966295</text:p>
          </table:table-cell>
          <table:table-cell office:value-type="float" office:value="36773.036" calcext:value-type="float">
            <text:p>36773.03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QTerra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908.883</text:p>
          </table:table-cell>
          <table:table-cell office:value-type="float" office:value="35.0358" calcext:value-type="float">
            <text:p>35.0358</text:p>
          </table:table-cell>
          <table:table-cell office:value-type="string" calcext:value-type="string">
            <text:p>10761221</text:p>
          </table:table-cell>
          <table:table-cell office:value-type="float" office:value="8608.977" calcext:value-type="float">
            <text:p>8608.97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QTerra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451.145</text:p>
          </table:table-cell>
          <table:table-cell office:value-type="float" office:value="33.7141" calcext:value-type="float">
            <text:p>33.7141</text:p>
          </table:table-cell>
          <table:table-cell office:value-type="string" calcext:value-type="string">
            <text:p>4218481</text:p>
          </table:table-cell>
          <table:table-cell office:value-type="float" office:value="3374.785" calcext:value-type="float">
            <text:p>3374.7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QTerra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97.010</text:p>
          </table:table-cell>
          <table:table-cell office:value-type="float" office:value="32.0322" calcext:value-type="float">
            <text:p>32.0322</text:p>
          </table:table-cell>
          <table:table-cell office:value-type="string" calcext:value-type="string">
            <text:p>2221377</text:p>
          </table:table-cell>
          <table:table-cell office:value-type="float" office:value="1777.102" calcext:value-type="float">
            <text:p>1777.1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asketballDriv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103.277</text:p>
          </table:table-cell>
          <table:table-cell office:value-type="float" office:value="38.9201" calcext:value-type="float">
            <text:p>38.9201</text:p>
          </table:table-cell>
          <table:table-cell office:value-type="string" calcext:value-type="string">
            <text:p>23618371</text:p>
          </table:table-cell>
          <table:table-cell office:value-type="float" office:value="18894.697" calcext:value-type="float">
            <text:p>18894.69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asketballDriv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271.431</text:p>
          </table:table-cell>
          <table:table-cell office:value-type="float" office:value="37.1647" calcext:value-type="float">
            <text:p>37.1647</text:p>
          </table:table-cell>
          <table:table-cell office:value-type="string" calcext:value-type="string">
            <text:p>8660735</text:p>
          </table:table-cell>
          <table:table-cell office:value-type="float" office:value="6928.588" calcext:value-type="float">
            <text:p>6928.5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asketballDr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912.254</text:p>
          </table:table-cell>
          <table:table-cell office:value-type="float" office:value="35.2582" calcext:value-type="float">
            <text:p>35.2582</text:p>
          </table:table-cell>
          <table:table-cell office:value-type="string" calcext:value-type="string">
            <text:p>4324269</text:p>
          </table:table-cell>
          <table:table-cell office:value-type="float" office:value="3459.415" calcext:value-type="float">
            <text:p>3459.41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BasketballDriv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657.711</text:p>
          </table:table-cell>
          <table:table-cell office:value-type="float" office:value="33.0981" calcext:value-type="float">
            <text:p>33.0981</text:p>
          </table:table-cell>
          <table:table-cell office:value-type="string" calcext:value-type="string">
            <text:p>2348369</text:p>
          </table:table-cell>
          <table:table-cell office:value-type="float" office:value="1878.695" calcext:value-type="float">
            <text:p>1878.69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Cact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612.515</text:p>
          </table:table-cell>
          <table:table-cell office:value-type="float" office:value="38.2378" calcext:value-type="float">
            <text:p>38.2378</text:p>
          </table:table-cell>
          <table:table-cell office:value-type="string" calcext:value-type="string">
            <text:p>25257460</text:p>
          </table:table-cell>
          <table:table-cell office:value-type="float" office:value="20205.968" calcext:value-type="float">
            <text:p>20205.96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Cact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53.351</text:p>
          </table:table-cell>
          <table:table-cell office:value-type="float" office:value="36.5567" calcext:value-type="float">
            <text:p>36.5567</text:p>
          </table:table-cell>
          <table:table-cell office:value-type="string" calcext:value-type="string">
            <text:p>8953582</text:p>
          </table:table-cell>
          <table:table-cell office:value-type="float" office:value="7162.866" calcext:value-type="float">
            <text:p>7162.86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Cact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468.017</text:p>
          </table:table-cell>
          <table:table-cell office:value-type="float" office:value="34.6499" calcext:value-type="float">
            <text:p>34.6499</text:p>
          </table:table-cell>
          <table:table-cell office:value-type="string" calcext:value-type="string">
            <text:p>4442401</text:p>
          </table:table-cell>
          <table:table-cell office:value-type="float" office:value="3553.921" calcext:value-type="float">
            <text:p>3553.9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Cact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50.447</text:p>
          </table:table-cell>
          <table:table-cell office:value-type="float" office:value="32.3913" calcext:value-type="float">
            <text:p>32.3913</text:p>
          </table:table-cell>
          <table:table-cell office:value-type="string" calcext:value-type="string">
            <text:p>2363484</text:p>
          </table:table-cell>
          <table:table-cell office:value-type="float" office:value="1890.787" calcext:value-type="float">
            <text:p>1890.78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Kimono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30.201</text:p>
          </table:table-cell>
          <table:table-cell office:value-type="float" office:value="41.441" calcext:value-type="float">
            <text:p>41.4410</text:p>
          </table:table-cell>
          <table:table-cell office:value-type="string" calcext:value-type="string">
            <text:p>6431360</text:p>
          </table:table-cell>
          <table:table-cell office:value-type="float" office:value="5145.088" calcext:value-type="float">
            <text:p>5145.0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Kimono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445.119</text:p>
          </table:table-cell>
          <table:table-cell office:value-type="float" office:value="39.4224" calcext:value-type="float">
            <text:p>39.4224</text:p>
          </table:table-cell>
          <table:table-cell office:value-type="string" calcext:value-type="string">
            <text:p>2896499</text:p>
          </table:table-cell>
          <table:table-cell office:value-type="float" office:value="2317.199" calcext:value-type="float">
            <text:p>2317.1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Kimono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87.048</text:p>
          </table:table-cell>
          <table:table-cell office:value-type="float" office:value="37.0636" calcext:value-type="float">
            <text:p>37.0636</text:p>
          </table:table-cell>
          <table:table-cell office:value-type="string" calcext:value-type="string">
            <text:p>1493299</text:p>
          </table:table-cell>
          <table:table-cell office:value-type="float" office:value="1194.639" calcext:value-type="float">
            <text:p>1194.63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Kimono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69.506</text:p>
          </table:table-cell>
          <table:table-cell office:value-type="float" office:value="34.4912" calcext:value-type="float">
            <text:p>34.4912</text:p>
          </table:table-cell>
          <table:table-cell office:value-type="string" calcext:value-type="string">
            <text:p>804823</text:p>
          </table:table-cell>
          <table:table-cell office:value-type="float" office:value="643.858" calcext:value-type="float">
            <text:p>643.8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ParkSce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59.444</text:p>
          </table:table-cell>
          <table:table-cell office:value-type="float" office:value="39.7145" calcext:value-type="float">
            <text:p>39.7145</text:p>
          </table:table-cell>
          <table:table-cell office:value-type="string" calcext:value-type="string">
            <text:p>10055347</text:p>
          </table:table-cell>
          <table:table-cell office:value-type="float" office:value="8044.278" calcext:value-type="float">
            <text:p>8044.27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ParkSce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35.042</text:p>
          </table:table-cell>
          <table:table-cell office:value-type="float" office:value="37.1452" calcext:value-type="float">
            <text:p>37.1452</text:p>
          </table:table-cell>
          <table:table-cell office:value-type="string" calcext:value-type="string">
            <text:p>4259827</text:p>
          </table:table-cell>
          <table:table-cell office:value-type="float" office:value="3407.862" calcext:value-type="float">
            <text:p>3407.86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ParkSce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96.834</text:p>
          </table:table-cell>
          <table:table-cell office:value-type="float" office:value="34.6338" calcext:value-type="float">
            <text:p>34.6338</text:p>
          </table:table-cell>
          <table:table-cell office:value-type="string" calcext:value-type="string">
            <text:p>1996617</text:p>
          </table:table-cell>
          <table:table-cell office:value-type="float" office:value="1597.294" calcext:value-type="float">
            <text:p>1597.29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ParkSce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9.032</text:p>
          </table:table-cell>
          <table:table-cell office:value-type="float" office:value="32.1749" calcext:value-type="float">
            <text:p>32.1749</text:p>
          </table:table-cell>
          <table:table-cell office:value-type="string" calcext:value-type="string">
            <text:p>979844</text:p>
          </table:table-cell>
          <table:table-cell office:value-type="float" office:value="783.875" calcext:value-type="float">
            <text:p>783.875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QTerrace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22900.428</text:p>
          </table:table-cell>
          <table:table-cell table:style-name="ce3" office:value-type="float" office:value="37.2272" calcext:value-type="float">
            <text:p>37.2272</text:p>
          </table:table-cell>
          <table:table-cell table:style-name="ce3" office:value-type="string" calcext:value-type="string">
            <text:p>46431752</text:p>
          </table:table-cell>
          <table:table-cell table:style-name="ce3" office:value-type="float" office:value="37145.402" calcext:value-type="float">
            <text:p>37145.402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QTerrace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12869.326</text:p>
          </table:table-cell>
          <table:table-cell table:style-name="ce3" office:value-type="float" office:value="35.251" calcext:value-type="float">
            <text:p>35.2510</text:p>
          </table:table-cell>
          <table:table-cell table:style-name="ce3" office:value-type="string" calcext:value-type="string">
            <text:p>9973088</text:p>
          </table:table-cell>
          <table:table-cell table:style-name="ce3" office:value-type="float" office:value="7978.47" calcext:value-type="float">
            <text:p>7978.470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QTerrace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10904.054</text:p>
          </table:table-cell>
          <table:table-cell table:style-name="ce3" office:value-type="float" office:value="34.0047" calcext:value-type="float">
            <text:p>34.0047</text:p>
          </table:table-cell>
          <table:table-cell table:style-name="ce3" office:value-type="string" calcext:value-type="string">
            <text:p>3427496</text:p>
          </table:table-cell>
          <table:table-cell table:style-name="ce3" office:value-type="float" office:value="2741.997" calcext:value-type="float">
            <text:p>2741.997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QTerrace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10323.135</text:p>
          </table:table-cell>
          <table:table-cell table:style-name="ce3" office:value-type="float" office:value="32.4263" calcext:value-type="float">
            <text:p>32.4263</text:p>
          </table:table-cell>
          <table:table-cell table:style-name="ce3" office:value-type="string" calcext:value-type="string">
            <text:p>1650098</text:p>
          </table:table-cell>
          <table:table-cell table:style-name="ce3" office:value-type="float" office:value="1320.078" calcext:value-type="float">
            <text:p>1320.078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asketballDrive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18496.680</text:p>
          </table:table-cell>
          <table:table-cell table:style-name="ce3" office:value-type="float" office:value="39.1125" calcext:value-type="float">
            <text:p>39.1125</text:p>
          </table:table-cell>
          <table:table-cell table:style-name="ce3" office:value-type="string" calcext:value-type="string">
            <text:p>21585693</text:p>
          </table:table-cell>
          <table:table-cell table:style-name="ce3" office:value-type="float" office:value="17268.554" calcext:value-type="float">
            <text:p>17268.554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asketballDrive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14681.437</text:p>
          </table:table-cell>
          <table:table-cell table:style-name="ce3" office:value-type="float" office:value="37.4477" calcext:value-type="float">
            <text:p>37.4477</text:p>
          </table:table-cell>
          <table:table-cell table:style-name="ce3" office:value-type="string" calcext:value-type="string">
            <text:p>7202082</text:p>
          </table:table-cell>
          <table:table-cell table:style-name="ce3" office:value-type="float" office:value="5761.666" calcext:value-type="float">
            <text:p>5761.666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asketballDrive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12841.386</text:p>
          </table:table-cell>
          <table:table-cell table:style-name="ce3" office:value-type="float" office:value="35.671" calcext:value-type="float">
            <text:p>35.6710</text:p>
          </table:table-cell>
          <table:table-cell table:style-name="ce3" office:value-type="string" calcext:value-type="string">
            <text:p>3419737</text:p>
          </table:table-cell>
          <table:table-cell table:style-name="ce3" office:value-type="float" office:value="2735.79" calcext:value-type="float">
            <text:p>2735.790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BasketballDrive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11567.728</text:p>
          </table:table-cell>
          <table:table-cell table:style-name="ce3" office:value-type="float" office:value="33.6132" calcext:value-type="float">
            <text:p>33.6132</text:p>
          </table:table-cell>
          <table:table-cell table:style-name="ce3" office:value-type="string" calcext:value-type="string">
            <text:p>1747383</text:p>
          </table:table-cell>
          <table:table-cell table:style-name="ce3" office:value-type="float" office:value="1397.906" calcext:value-type="float">
            <text:p>1397.906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actus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16124.627</text:p>
          </table:table-cell>
          <table:table-cell table:style-name="ce3" office:value-type="float" office:value="38.3758" calcext:value-type="float">
            <text:p>38.3758</text:p>
          </table:table-cell>
          <table:table-cell table:style-name="ce3" office:value-type="string" calcext:value-type="string">
            <text:p>22311076</text:p>
          </table:table-cell>
          <table:table-cell table:style-name="ce3" office:value-type="float" office:value="17848.861" calcext:value-type="float">
            <text:p>17848.861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actus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12147.516</text:p>
          </table:table-cell>
          <table:table-cell table:style-name="ce3" office:value-type="float" office:value="36.8893" calcext:value-type="float">
            <text:p>36.8893</text:p>
          </table:table-cell>
          <table:table-cell table:style-name="ce3" office:value-type="string" calcext:value-type="string">
            <text:p>7270149</text:p>
          </table:table-cell>
          <table:table-cell table:style-name="ce3" office:value-type="float" office:value="5816.119" calcext:value-type="float">
            <text:p>5816.119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actus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10862.156</text:p>
          </table:table-cell>
          <table:table-cell table:style-name="ce3" office:value-type="float" office:value="35.1324" calcext:value-type="float">
            <text:p>35.1324</text:p>
          </table:table-cell>
          <table:table-cell table:style-name="ce3" office:value-type="string" calcext:value-type="string">
            <text:p>3485992</text:p>
          </table:table-cell>
          <table:table-cell table:style-name="ce3" office:value-type="float" office:value="2788.794" calcext:value-type="float">
            <text:p>2788.794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Cactus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9920.177</text:p>
          </table:table-cell>
          <table:table-cell table:style-name="ce3" office:value-type="float" office:value="32.942" calcext:value-type="float">
            <text:p>32.9420</text:p>
          </table:table-cell>
          <table:table-cell table:style-name="ce3" office:value-type="string" calcext:value-type="string">
            <text:p>1770459</text:p>
          </table:table-cell>
          <table:table-cell table:style-name="ce3" office:value-type="float" office:value="1416.367" calcext:value-type="float">
            <text:p>1416.367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Kimono1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7730.099</text:p>
          </table:table-cell>
          <table:table-cell table:style-name="ce3" office:value-type="float" office:value="41.5825" calcext:value-type="float">
            <text:p>41.5825</text:p>
          </table:table-cell>
          <table:table-cell table:style-name="ce3" office:value-type="string" calcext:value-type="string">
            <text:p>5765716</text:p>
          </table:table-cell>
          <table:table-cell table:style-name="ce3" office:value-type="float" office:value="4612.573" calcext:value-type="float">
            <text:p>4612.573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Kimono1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6419.975</text:p>
          </table:table-cell>
          <table:table-cell table:style-name="ce3" office:value-type="float" office:value="39.6786" calcext:value-type="float">
            <text:p>39.6786</text:p>
          </table:table-cell>
          <table:table-cell table:style-name="ce3" office:value-type="string" calcext:value-type="string">
            <text:p>2501696</text:p>
          </table:table-cell>
          <table:table-cell table:style-name="ce3" office:value-type="float" office:value="2001.357" calcext:value-type="float">
            <text:p>2001.357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Kimono1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5752.355</text:p>
          </table:table-cell>
          <table:table-cell table:style-name="ce3" office:value-type="float" office:value="37.3983" calcext:value-type="float">
            <text:p>37.3983</text:p>
          </table:table-cell>
          <table:table-cell table:style-name="ce3" office:value-type="string" calcext:value-type="string">
            <text:p>1223742</text:p>
          </table:table-cell>
          <table:table-cell table:style-name="ce3" office:value-type="float" office:value="978.994" calcext:value-type="float">
            <text:p>978.994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Kimono1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5152.996</text:p>
          </table:table-cell>
          <table:table-cell table:style-name="ce3" office:value-type="float" office:value="34.9038" calcext:value-type="float">
            <text:p>34.9038</text:p>
          </table:table-cell>
          <table:table-cell table:style-name="ce3" office:value-type="string" calcext:value-type="string">
            <text:p>599381</text:p>
          </table:table-cell>
          <table:table-cell table:style-name="ce3" office:value-type="float" office:value="479.505" calcext:value-type="float">
            <text:p>479.505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ParkScene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6871.809</text:p>
          </table:table-cell>
          <table:table-cell table:style-name="ce3" office:value-type="float" office:value="40.0519" calcext:value-type="float">
            <text:p>40.0519</text:p>
          </table:table-cell>
          <table:table-cell table:style-name="ce3" office:value-type="string" calcext:value-type="string">
            <text:p>8860290</text:p>
          </table:table-cell>
          <table:table-cell table:style-name="ce3" office:value-type="float" office:value="7088.232" calcext:value-type="float">
            <text:p>7088.232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ParkScene</text:p>
          </table:table-cell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5477.016</text:p>
          </table:table-cell>
          <table:table-cell table:style-name="ce3" office:value-type="float" office:value="37.6172" calcext:value-type="float">
            <text:p>37.6172</text:p>
          </table:table-cell>
          <table:table-cell table:style-name="ce3" office:value-type="string" calcext:value-type="string">
            <text:p>3739418</text:p>
          </table:table-cell>
          <table:table-cell table:style-name="ce3" office:value-type="float" office:value="2991.534" calcext:value-type="float">
            <text:p>2991.534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ParkScene</text:p>
          </table:table-cell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4900.434</text:p>
          </table:table-cell>
          <table:table-cell table:style-name="ce3" office:value-type="float" office:value="35.1168" calcext:value-type="float">
            <text:p>35.1168</text:p>
          </table:table-cell>
          <table:table-cell table:style-name="ce3" office:value-type="string" calcext:value-type="string">
            <text:p>1722529</text:p>
          </table:table-cell>
          <table:table-cell table:style-name="ce3" office:value-type="float" office:value="1378.023" calcext:value-type="float">
            <text:p>1378.023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table:style-name="ce1" office:value-type="string" calcext:value-type="string">
            <text:p>sem bypass</text:p>
          </table:table-cell>
          <table:table-cell table:style-name="ce1" office:value-type="string" calcext:value-type="string">
            <text:p>ParkScene</text:p>
          </table:table-cell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4525.520</text:p>
          </table:table-cell>
          <table:table-cell table:style-name="ce3" office:value-type="float" office:value="32.6337" calcext:value-type="float">
            <text:p>32.6337</text:p>
          </table:table-cell>
          <table:table-cell table:style-name="ce3" office:value-type="string" calcext:value-type="string">
            <text:p>793698</text:p>
          </table:table-cell>
          <table:table-cell table:style-name="ce3" office:value-type="float" office:value="634.958" calcext:value-type="float">
            <text:p>634.9580</text:p>
          </table:table-cell>
          <table:table-cell table:style-name="ce4" table:number-columns-repeated="2"/>
          <table:table-cell table:style-name="ce5"/>
          <table:table-cell table:style-name="ce4"/>
          <table:table-cell table:style-name="ce5" table:number-columns-repeated="2"/>
          <table:table-cell table:style-name="ce4" table:number-columns-repeated="7"/>
          <table:table-cell table:style-name="ce5"/>
          <table:table-cell table:style-name="ce4"/>
          <table:table-cell table:style-name="ce5" table:number-columns-repeated="2"/>
          <table:table-cell table:style-name="ce4" table:number-columns-repeated="1000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QTerrac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327.856</text:p>
          </table:table-cell>
          <table:table-cell office:value-type="float" office:value="37.0183" calcext:value-type="float">
            <text:p>37.0183</text:p>
          </table:table-cell>
          <table:table-cell office:value-type="string" calcext:value-type="string">
            <text:p>45466666</text:p>
          </table:table-cell>
          <table:table-cell office:value-type="float" office:value="36373.333" calcext:value-type="float">
            <text:p>36373.333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QTerra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91.367</text:p>
          </table:table-cell>
          <table:table-cell office:value-type="float" office:value="35.115" calcext:value-type="float">
            <text:p>35.1150</text:p>
          </table:table-cell>
          <table:table-cell office:value-type="string" calcext:value-type="string">
            <text:p>10347237</text:p>
          </table:table-cell>
          <table:table-cell office:value-type="float" office:value="8277.79" calcext:value-type="float">
            <text:p>8277.790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QTerrac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66.771</text:p>
          </table:table-cell>
          <table:table-cell office:value-type="float" office:value="33.8012" calcext:value-type="float">
            <text:p>33.8012</text:p>
          </table:table-cell>
          <table:table-cell office:value-type="string" calcext:value-type="string">
            <text:p>3811478</text:p>
          </table:table-cell>
          <table:table-cell office:value-type="float" office:value="3049.182" calcext:value-type="float">
            <text:p>3049.182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QTerrac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39.630</text:p>
          </table:table-cell>
          <table:table-cell office:value-type="float" office:value="32.1148" calcext:value-type="float">
            <text:p>32.1148</text:p>
          </table:table-cell>
          <table:table-cell office:value-type="string" calcext:value-type="string">
            <text:p>1861079</text:p>
          </table:table-cell>
          <table:table-cell office:value-type="float" office:value="1488.863" calcext:value-type="float">
            <text:p>1488.863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asketballDriv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43.012</text:p>
          </table:table-cell>
          <table:table-cell office:value-type="float" office:value="39.0139" calcext:value-type="float">
            <text:p>39.0139</text:p>
          </table:table-cell>
          <table:table-cell office:value-type="string" calcext:value-type="string">
            <text:p>22354376</text:p>
          </table:table-cell>
          <table:table-cell office:value-type="float" office:value="17883.501" calcext:value-type="float">
            <text:p>17883.501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asketballDriv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280.550</text:p>
          </table:table-cell>
          <table:table-cell office:value-type="float" office:value="37.3124" calcext:value-type="float">
            <text:p>37.3124</text:p>
          </table:table-cell>
          <table:table-cell office:value-type="string" calcext:value-type="string">
            <text:p>7807237</text:p>
          </table:table-cell>
          <table:table-cell office:value-type="float" office:value="6245.79" calcext:value-type="float">
            <text:p>6245.790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asketballDriv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786.805</text:p>
          </table:table-cell>
          <table:table-cell office:value-type="float" office:value="35.4358" calcext:value-type="float">
            <text:p>35.4358</text:p>
          </table:table-cell>
          <table:table-cell office:value-type="string" calcext:value-type="string">
            <text:p>3795026</text:p>
          </table:table-cell>
          <table:table-cell office:value-type="float" office:value="3036.021" calcext:value-type="float">
            <text:p>3036.021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BasketballDriv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24.784</text:p>
          </table:table-cell>
          <table:table-cell office:value-type="float" office:value="33.293" calcext:value-type="float">
            <text:p>33.2930</text:p>
          </table:table-cell>
          <table:table-cell office:value-type="string" calcext:value-type="string">
            <text:p>1949640</text:p>
          </table:table-cell>
          <table:table-cell office:value-type="float" office:value="1559.712" calcext:value-type="float">
            <text:p>1559.712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Cact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766.651</text:p>
          </table:table-cell>
          <table:table-cell office:value-type="float" office:value="38.3033" calcext:value-type="float">
            <text:p>38.3033</text:p>
          </table:table-cell>
          <table:table-cell office:value-type="string" calcext:value-type="string">
            <text:p>23495833</text:p>
          </table:table-cell>
          <table:table-cell office:value-type="float" office:value="18796.666" calcext:value-type="float">
            <text:p>18796.666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Cactu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646.986</text:p>
          </table:table-cell>
          <table:table-cell office:value-type="float" office:value="36.6819" calcext:value-type="float">
            <text:p>36.6819</text:p>
          </table:table-cell>
          <table:table-cell office:value-type="string" calcext:value-type="string">
            <text:p>8087458</text:p>
          </table:table-cell>
          <table:table-cell office:value-type="float" office:value="6469.966" calcext:value-type="float">
            <text:p>6469.966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Cactu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16.481</text:p>
          </table:table-cell>
          <table:table-cell office:value-type="float" office:value="34.7815" calcext:value-type="float">
            <text:p>34.7815</text:p>
          </table:table-cell>
          <table:table-cell office:value-type="string" calcext:value-type="string">
            <text:p>3954281</text:p>
          </table:table-cell>
          <table:table-cell office:value-type="float" office:value="3163.425" calcext:value-type="float">
            <text:p>3163.425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Cactu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46.167</text:p>
          </table:table-cell>
          <table:table-cell office:value-type="float" office:value="32.5372" calcext:value-type="float">
            <text:p>32.5372</text:p>
          </table:table-cell>
          <table:table-cell office:value-type="string" calcext:value-type="string">
            <text:p>1998898</text:p>
          </table:table-cell>
          <table:table-cell office:value-type="float" office:value="1599.118" calcext:value-type="float">
            <text:p>1599.118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Kimono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70.925</text:p>
          </table:table-cell>
          <table:table-cell office:value-type="float" office:value="41.4704" calcext:value-type="float">
            <text:p>41.4704</text:p>
          </table:table-cell>
          <table:table-cell office:value-type="string" calcext:value-type="string">
            <text:p>6030529</text:p>
          </table:table-cell>
          <table:table-cell office:value-type="float" office:value="4824.423" calcext:value-type="float">
            <text:p>4824.423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Kimono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32.026</text:p>
          </table:table-cell>
          <table:table-cell office:value-type="float" office:value="39.4732" calcext:value-type="float">
            <text:p>39.4732</text:p>
          </table:table-cell>
          <table:table-cell office:value-type="string" calcext:value-type="string">
            <text:p>2645279</text:p>
          </table:table-cell>
          <table:table-cell office:value-type="float" office:value="2116.223" calcext:value-type="float">
            <text:p>2116.223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Kimono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51.202</text:p>
          </table:table-cell>
          <table:table-cell office:value-type="float" office:value="37.1597" calcext:value-type="float">
            <text:p>37.1597</text:p>
          </table:table-cell>
          <table:table-cell office:value-type="string" calcext:value-type="string">
            <text:p>1287899</text:p>
          </table:table-cell>
          <table:table-cell office:value-type="float" office:value="1030.319" calcext:value-type="float">
            <text:p>1030.319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Kimono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24.963</text:p>
          </table:table-cell>
          <table:table-cell office:value-type="float" office:value="34.6875" calcext:value-type="float">
            <text:p>34.6875</text:p>
          </table:table-cell>
          <table:table-cell office:value-type="string" calcext:value-type="string">
            <text:p>629040</text:p>
          </table:table-cell>
          <table:table-cell office:value-type="float" office:value="503.232" calcext:value-type="float">
            <text:p>503.232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ParkSce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89.383</text:p>
          </table:table-cell>
          <table:table-cell office:value-type="float" office:value="39.8042" calcext:value-type="float">
            <text:p>39.8042</text:p>
          </table:table-cell>
          <table:table-cell office:value-type="string" calcext:value-type="string">
            <text:p>9447797</text:p>
          </table:table-cell>
          <table:table-cell office:value-type="float" office:value="7558.238" calcext:value-type="float">
            <text:p>7558.238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ParkScen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31.502</text:p>
          </table:table-cell>
          <table:table-cell office:value-type="float" office:value="37.1862" calcext:value-type="float">
            <text:p>37.1862</text:p>
          </table:table-cell>
          <table:table-cell office:value-type="string" calcext:value-type="string">
            <text:p>4005890</text:p>
          </table:table-cell>
          <table:table-cell office:value-type="float" office:value="3204.712" calcext:value-type="float">
            <text:p>3204.712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ParkSce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15.344</text:p>
          </table:table-cell>
          <table:table-cell office:value-type="float" office:value="34.621" calcext:value-type="float">
            <text:p>34.6210</text:p>
          </table:table-cell>
          <table:table-cell office:value-type="string" calcext:value-type="string">
            <text:p>1815007</text:p>
          </table:table-cell>
          <table:table-cell office:value-type="float" office:value="1452.006" calcext:value-type="float">
            <text:p>1452.006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deep</text:p>
          </table:table-cell>
          <table:table-cell office:value-type="string" calcext:value-type="string">
            <text:p>ParkScen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99.353</text:p>
          </table:table-cell>
          <table:table-cell office:value-type="float" office:value="32.1936" calcext:value-type="float">
            <text:p>32.1936</text:p>
          </table:table-cell>
          <table:table-cell office:value-type="string" calcext:value-type="string">
            <text:p>820179</text:p>
          </table:table-cell>
          <table:table-cell office:value-type="float" office:value="656.143" calcext:value-type="float">
            <text:p>656.1430</text:p>
          </table:table-cell>
          <table:table-cell table:number-columns-repeated="2"/>
          <table:table-cell table:style-name="ce10"/>
          <table:table-cell/>
          <table:table-cell table:style-name="ce10" table:number-columns-repeated="2"/>
          <table:table-cell table:number-columns-repeated="101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23:59:14.906217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07:34:18.759807984</meta:creation-date>
    <dc:date>2019-11-05T00:25:52.782996810</dc:date>
    <meta:editing-duration>PT1H4M4S</meta:editing-duration>
    <meta:editing-cycles>18</meta:editing-cycles>
    <meta:generator>LibreOffice/6.0.7.3$Linux_X86_64 LibreOffice_project/00m0$Build-3</meta:generator>
    <meta:document-statistic meta:table-count="1" meta:cell-count="427" meta:object-count="0"/>
  </office:meta>
</office:document-meta>
</file>